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var(--ff-mono)" svg:font-family="var(--ff-mono)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in"/>
      <style:text-properties style:font-name="Calibri" style:font-name-complex="Calibri" fo:font-size="11pt" style:font-size-asian="11pt" style:font-size-complex="11pt" fo:background-color="#FFFF00"/>
    </style:style>
    <style:style style:name="P2" style:parent-style-name="Textbody" style:list-style-name="LFO1" style:family="paragraph">
      <style:paragraph-properties fo:margin-bottom="0in"/>
      <style:text-properties style:font-name="Calibri" style:font-name-complex="Calibri" fo:font-size="11pt" style:font-size-asian="11pt" style:font-size-complex="11pt"/>
    </style:style>
    <style:style style:name="P3" style:parent-style-name="Textbody" style:list-style-name="LFO1" style:family="paragraph">
      <style:paragraph-properties fo:margin-bottom="0in"/>
    </style:style>
    <style:style style:name="T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" style:parent-style-name="StrongEmphasis" style:family="text">
      <style:text-properties style:font-name="Calibri" style:font-name-complex="Calibri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7" style:parent-style-name="Textbody" style:list-style-name="LFO1" style:family="paragraph">
      <style:paragraph-properties fo:margin-bottom="0in"/>
    </style:style>
    <style:style style:name="T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9" style:parent-style-name="StrongEmphasis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1" style:parent-style-name="Textbody" style:list-style-name="LFO1" style:family="paragraph">
      <style:paragraph-properties fo:margin-bottom="0in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StrongEmphasis" style:family="text">
      <style:text-properties style:font-name="Calibri" style:font-name-complex="Calibri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5" style:parent-style-name="Textbody" style:list-style-name="LFO1" style:family="paragraph">
      <style:paragraph-properties fo:margin-bottom="0in"/>
    </style:style>
    <style:style style:name="T1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7" style:parent-style-name="StrongEmphasis" style:family="text">
      <style:text-properties style:font-name="Calibri" style:font-name-complex="Calibri" fo:font-size="11pt" style:font-size-asian="11pt" style:font-size-complex="11pt"/>
    </style:style>
    <style:style style:name="P18" style:parent-style-name="Textbody" style:list-style-name="LFO1" style:family="paragraph">
      <style:paragraph-properties fo:margin-bottom="0in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" style:parent-style-name="StrongEmphasis" style:family="text">
      <style:text-properties style:font-name="Calibri" style:font-name-complex="Calibri" fo:font-size="11pt" style:font-size-asian="11pt" style:font-size-complex="11pt"/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2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23" style:parent-style-name="Textbody" style:family="paragraph">
      <style:paragraph-properties fo:margin-bottom="0in"/>
    </style:style>
    <style:style style:name="T24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P25" style:parent-style-name="Textbody" style:family="paragraph">
      <style:paragraph-properties fo:margin-bottom="0in"/>
    </style:style>
    <style:style style:name="T26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27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28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29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30" style:parent-style-name="Textbody" style:family="paragraph">
      <style:paragraph-properties fo:margin-bottom="0in"/>
    </style:style>
    <style:style style:name="T31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T32" style:parent-style-name="StrongEmphasis" style:family="text">
      <style:text-properties style:font-name="Calibri" style:font-name-complex="Calibri" fo:font-size="11pt" style:font-size-asian="11pt" style:font-size-complex="11pt" fo:background-color="#FFFF00"/>
    </style:style>
    <style:style style:name="T33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P34" style:parent-style-name="Textbody" style:family="paragraph">
      <style:paragraph-properties fo:margin-bottom="0in"/>
    </style:style>
    <style:style style:name="T35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36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37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38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39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T40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41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42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T43" style:parent-style-name="StrongEmphasis" style:family="text">
      <style:text-properties style:font-name="Calibri" style:font-name-complex="Calibri" fo:font-size="11pt" style:font-size-asian="11pt" style:font-size-complex="11pt" fo:background-color="#FFFF00"/>
    </style:style>
    <style:style style:name="T44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T45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46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47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48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49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50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51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52" style:parent-style-name="Textbody" style:family="paragraph">
      <style:paragraph-properties fo:margin-bottom="0in"/>
    </style:style>
    <style:style style:name="T53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T54" style:parent-style-name="StrongEmphasis" style:family="text">
      <style:text-properties style:font-name="Calibri" style:font-name-complex="Calibri" fo:font-size="11pt" style:font-size-asian="11pt" style:font-size-complex="11pt" fo:background-color="#FFFF00"/>
    </style:style>
    <style:style style:name="T55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P56" style:parent-style-name="Textbody" style:family="paragraph">
      <style:paragraph-properties fo:margin-bottom="0in"/>
    </style:style>
    <style:style style:name="T57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58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59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60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61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62" style:parent-style-name="Textbody" style:family="paragraph">
      <style:paragraph-properties fo:margin-bottom="0in"/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text-properties style:font-name="Calibri" style:font-name-complex="Calibri" fo:font-size="11pt" style:font-size-asian="11pt" style:font-size-complex="11pt" fo:background-color="#FFFF00"/>
    </style:style>
    <style:style style:name="P6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65" style:parent-style-name="SourceText" style:family="text">
      <style:text-properties style:font-name="Calibri" style:font-name-complex="Calibri" fo:font-size="11pt" style:font-size-asian="11pt" style:font-size-complex="11pt" fo:language="en" fo:country="US" style:language-complex="ar" style:country-complex="EG"/>
    </style:style>
    <style:style style:name="T66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67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68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T69" style:parent-style-name="SourceText" style:family="text">
      <style:text-properties style:font-name="Calibri" style:font-name-complex="Calibri" fo:font-size="11pt" style:font-size-asian="11pt" style:font-size-complex="11pt" fo:background-color="#FFFF00"/>
    </style:style>
    <style:style style:name="T70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7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72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4" style:parent-style-name="Standard" style:family="paragraph">
      <style:text-properties style:font-name="Calibri" style:font-name-complex="Calibri" fo:font-size="11pt" style:font-size-asian="11pt" style:font-size-complex="11pt" fo:background-color="#FFFF00"/>
    </style:style>
    <style:style style:name="P7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76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77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78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79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80" style:parent-style-name="SourceText" style:family="text">
      <style:text-properties style:font-name="Calibri" style:font-name-complex="Calibri" fo:font-size="11pt" style:font-size-asian="11pt" style:font-size-complex="11pt"/>
    </style:style>
    <style:style style:name="T81" style:parent-style-name="SourceText" style:family="text">
      <style:text-properties style:font-name="Calibri" style:font-name-complex="Calibri" fo:font-size="11pt" style:font-size-asian="11pt" style:font-size-complex="11pt"/>
    </style:style>
    <style:style style:name="P82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paragraph-properties style:vertical-align="auto" fo:margin-top="0.12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D3133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T84" style:parent-style-name="SourceText" style:family="text">
      <style:text-properties style:font-name="Calibri" style:font-name-complex="Calibri" fo:font-size="11pt" style:font-size-asian="11pt" style:font-size-complex="11pt" fo:language="en" fo:country="US" style:language-complex="ar" style:country-complex="EG"/>
    </style:style>
    <style:style style:name="P85" style:parent-style-name="PreformattedText" style:family="paragraph">
      <style:text-properties style:font-name="Calibri" style:font-name-complex="Calibri" fo:color="#232629" fo:font-size="11pt" style:font-size-asian="11pt" style:font-size-complex="11pt" fo:background-color="#E3E6E8"/>
    </style:style>
    <style:style style:name="P86" style:parent-style-name="PreformattedText" style:family="paragraph">
      <style:text-properties style:font-name="Calibri" style:font-name-complex="Calibri" fo:color="#232629" fo:font-size="11pt" style:font-size-asian="11pt" style:font-size-complex="11pt" fo:background-color="#E3E6E8"/>
    </style:style>
    <style:style style:name="P87" style:parent-style-name="PreformattedText" style:family="paragraph">
      <style:text-properties style:font-name="Calibri" style:font-name-complex="Calibri" fo:color="#232629" fo:font-size="11pt" style:font-size-asian="11pt" style:font-size-complex="11pt" fo:background-color="#E3E6E8"/>
    </style:style>
    <style:style style:name="P88" style:parent-style-name="PreformattedText" style:family="paragraph">
      <style:text-properties style:font-name="Calibri" style:font-name-complex="Calibri" fo:color="#232629" fo:font-size="11pt" style:font-size-asian="11pt" style:font-size-complex="11pt" fo:background-color="#E3E6E8" fo:language="en" fo:country="US"/>
    </style:style>
    <style:style style:name="P89" style:parent-style-name="Normal" style:family="paragraph">
      <style:paragraph-properties style:vertical-align="auto" style:line-height-at-least="0.1979in" fo:background-color="#FFFFFF"/>
      <style:text-properties fo:hyphenate="true"/>
    </style:style>
    <style:style style:name="T90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91" style:parent-style-name="DefaultParagraphFont" style:family="text">
      <style:text-properties style:font-name="Calibri" style:font-name-asian="Times New Roman" style:font-name-complex="Calibri" fo:color="#0000FF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DefaultParagraphFon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93" style:parent-style-name="DefaultParagraphFont" style:family="text">
      <style:text-properties style:font-name="Calibri" style:font-name-asian="Times New Roman" style:font-name-complex="Calibri" fo:color="#A31515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94" style:parent-style-name="Normal" style:family="paragraph">
      <style:paragraph-properties style:vertical-align="auto" style:line-height-at-least="0.1979in" fo:background-color="#FFFFFF"/>
      <style:text-properties style:font-name="Calibri" style:font-name-complex="Calibri" fo:font-size="11pt" style:font-size-asian="11pt" style:font-size-complex="11pt" fo:hyphenate="true"/>
    </style:style>
    <style:style style:name="P9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" style:parent-style-name="DefaultParagraphFont" style:family="text">
      <style:text-properties style:font-name="Calibri" style:font-name-asian="Times New Roman" style:font-name-complex="Calibri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P97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98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99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0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1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2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3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4" style:parent-style-name="PreformattedText" style:family="paragraph">
      <style:text-properties style:font-name="Calibri" style:font-name-complex="Calibri" fo:font-size="11pt" style:font-size-asian="11pt" style:font-size-complex="11pt" fo:language="en" fo:country="US"/>
    </style:style>
    <style:style style:name="P105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6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7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8" style:parent-style-name="PreformattedText" style:family="paragraph">
      <style:text-properties style:font-name="Calibri" style:font-name-complex="Calibri" fo:font-size="11pt" style:font-size-asian="11pt" style:font-size-complex="11pt"/>
    </style:style>
    <style:style style:name="P109" style:parent-style-name="HTMLPreformatted" style:family="paragraph">
      <style:paragraph-properties style:vertical-align="baseline" fo:margin-bottom="0.1041in"/>
    </style:style>
    <style:style style:name="T110" style:parent-style-name="Hyperlink" style:family="text">
      <style:text-properties style:font-name="Calibri" style:font-name-complex="Calibri" fo:font-weight="bold" style:font-weight-asian="bold" style:font-weight-complex="bold"/>
    </style:style>
    <style:style style:name="T111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12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13" style:parent-style-name="HTMLPreformatted" style:family="paragraph">
      <style:paragraph-properties style:vertical-align="baseline" fo:margin-bottom="0.1041in"/>
    </style:style>
    <style:style style:name="T114" style:parent-style-name="Hyperlink" style:family="text">
      <style:text-properties style:font-name="Calibri" style:font-name-complex="Calibri" fo:font-weight="bold" style:font-weight-asian="bold" style:font-weight-complex="bold"/>
    </style:style>
    <style:style style:name="T115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16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1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0" style:parent-style-name="DefaultParagraphFont" style:family="text">
      <style:text-properties style:font-name="var(--ff-mono)"/>
    </style:style>
    <style:style style:name="T121" style:parent-style-name="DefaultParagraphFont" style:family="text">
      <style:text-properties style:font-name="var(--ff-mono)"/>
    </style:style>
    <style:style style:name="P122" style:parent-style-name="HTMLPreformatted" style:family="paragraph">
      <style:paragraph-properties style:vertical-align="baseline" fo:margin-bottom="0.1041in"/>
    </style:style>
    <style:style style:name="T123" style:parent-style-name="DefaultParagraphFont" style:family="text">
      <style:text-properties style:font-name="var(--ff-mono)"/>
    </style:style>
    <style:style style:name="P124" style:parent-style-name="PreformattedText" style:family="paragraph">
      <style:text-properties style:font-name="Calibri" style:font-name-complex="Calibri" fo:color="#0070C0" fo:font-size="11pt" style:font-size-asian="11pt" style:font-size-complex="11pt"/>
    </style:style>
    <style:style style:name="P125" style:parent-style-name="PreformattedText" style:family="paragraph">
      <style:text-properties style:font-name="Calibri" style:font-name-complex="Calibri" fo:color="#0070C0" fo:font-size="11pt" style:font-size-asian="11pt" style:font-size-complex="11pt"/>
    </style:style>
    <style:style style:name="P126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27" style:parent-style-name="HTMLPreformatted" style:family="paragraph">
      <style:paragraph-properties style:vertical-align="baseline" fo:margin-bottom="0.1041in"/>
    </style:style>
    <style:style style:name="T128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29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30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31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32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33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34" style:parent-style-name="HTMLPreformatted" style:family="paragraph">
      <style:paragraph-properties fo:margin-bottom="0.1041in"/>
      <style:text-properties style:font-name="Calibri" style:font-name-complex="Calibri" fo:font-weight="bold" style:font-weight-asian="bold" style:font-weight-complex="bold" fo:color="#0070C0"/>
    </style:style>
    <style:style style:name="P135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36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37" style:parent-style-name="HTMLPreformatted" style:family="paragraph">
      <style:paragraph-properties style:vertical-align="baseline" fo:margin-bottom="0.1041in"/>
    </style:style>
    <style:style style:name="T138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39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40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41" style:parent-style-name="HTMLPreformatted" style:family="paragraph">
      <style:paragraph-properties style:vertical-align="baseline" fo:margin-bottom="0.1041in"/>
    </style:style>
    <style:style style:name="T142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43" style:parent-style-name="DefaultParagraphFont" style:family="text">
      <style:text-properties style:font-name="Calibri" style:font-name-complex="Calibri" fo:color="#0070C0"/>
    </style:style>
    <style:style style:name="T144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45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46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47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48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49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50" style:parent-style-name="HTMLPreformatted" style:family="paragraph">
      <style:paragraph-properties style:vertical-align="baseline" fo:margin-bottom="0.1041in"/>
    </style:style>
    <style:style style:name="T151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52" style:parent-style-name="DefaultParagraphFont" style:family="text">
      <style:text-properties style:font-name="Calibri" style:font-name-complex="Calibri" fo:color="#0070C0"/>
    </style:style>
    <style:style style:name="T153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54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55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56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57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58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59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60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61" style:parent-style-name="HTMLPreformatted" style:family="paragraph">
      <style:paragraph-properties style:vertical-align="baseline" fo:margin-bottom="0.1041in"/>
      <style:text-properties style:font-name="Calibri" style:font-name-complex="Calibri" fo:font-weight="bold" style:font-weight-asian="bold" style:font-weight-complex="bold" fo:color="#0070C0"/>
    </style:style>
    <style:style style:name="P162" style:parent-style-name="HTMLPreformatted" style:family="paragraph">
      <style:paragraph-properties style:vertical-align="baseline" fo:margin-bottom="0.1041in"/>
    </style:style>
    <style:style style:name="T163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64" style:parent-style-name="DefaultParagraphFont" style:family="text">
      <style:text-properties style:font-name="Calibri" style:font-name-complex="Calibri" fo:color="#0070C0"/>
    </style:style>
    <style:style style:name="T165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T166" style:parent-style-name="DefaultParagraphFont" style:family="text">
      <style:text-properties style:font-name="Calibri" style:font-name-complex="Calibri" fo:font-weight="bold" style:font-weight-asian="bold" style:font-weight-complex="bold" fo:color="#0070C0"/>
    </style:style>
    <style:style style:name="P167" style:parent-style-name="HTMLPreformatted" style:family="paragraph">
      <style:paragraph-properties fo:margin-bottom="0.1041in"/>
      <style:text-properties style:font-name="Calibri" style:font-name-complex="Calibri" fo:font-weight="bold" style:font-weight-asian="bold" style:font-weight-complex="bold" fo:color="#0070C0"/>
    </style:style>
    <style:style style:name="P168" style:parent-style-name="HTMLPreformatted" style:family="paragraph">
      <style:paragraph-properties style:vertical-align="baseline" fo:margin-bottom="0.1041in"/>
      <style:text-properties style:font-name="Segoe UI" style:font-name-complex="Segoe UI" fo:color="#000000"/>
    </style:style>
    <style:style style:name="P169" style:parent-style-name="Normal" style:family="paragraph">
      <style:paragraph-properties fo:text-align="justify" style:vertical-align="auto" style:line-height-at-least="0.2604in"/>
      <style:text-properties fo:hyphenate="true"/>
    </style:style>
    <style:style style:name="T170" style:parent-style-name="DefaultParagraphFont" style:family="text">
      <style:text-properties style:font-name="Segoe UI" style:font-name-complex="Segoe UI" fo:color="#000000"/>
    </style:style>
    <style:style style:name="P171" style:parent-style-name="Normal" style:family="paragraph">
      <style:paragraph-properties fo:text-align="justify" style:vertical-align="auto" style:line-height-at-least="0.2604in" fo:margin-left="0.25in">
        <style:tab-stops/>
      </style:paragraph-properties>
      <style:text-properties style:font-name="Segoe UI" style:font-name-asian="Times New Roman" style:font-name-complex="Segoe UI" fo:color="#000000" style:letter-kerning="false" fo:language="en" fo:country="US" style:language-asian="en" style:country-asian="US" style:language-complex="ar" style:country-complex="SA" fo:hyphenate="true"/>
    </style:style>
    <style:style style:name="P172" style:parent-style-name="PreformattedText" style:family="paragraph">
      <style:text-properties style:font-name="Calibri" style:font-name-complex="Calibri" fo:font-size="11pt" style:font-size-asian="11pt" style:font-size-complex="11pt" fo:language="en" fo:country="US"/>
    </style:style>
  </office:automatic-styles>
  <office:body>
    <office:text text:use-soft-page-breaks="true">
      <text:p text:style-name="P1">Steps for hive installation</text:p>
      <text:list text:style-name="LFO1" text:continue-numbering="true">
        <text:list-item>
          <text:p text:style-name="P2">Download and Unzip Hive</text:p>
        </text:list-item>
        <text:list-item>
          <text:p text:style-name="P3"><text:span text:style-name="T4">Edit<text:s/></text:span><text:span text:style-name="T5">.bashrc</text:span><text:span text:style-name="T6"><text:s/>file</text:span></text:p>
        </text:list-item>
        <text:list-item>
          <text:p text:style-name="P7"><text:span text:style-name="T8">Edit<text:s/></text:span><text:span text:style-name="T9">hive-config.sh</text:span><text:span text:style-name="T10"><text:s/>file</text:span></text:p>
        </text:list-item>
        <text:list-item>
          <text:p text:style-name="P11"><text:span text:style-name="T12">Create<text:s/></text:span><text:span text:style-name="T13">Hive directories</text:span><text:span text:style-name="T14"><text:s/>in HDFS</text:span></text:p>
        </text:list-item>
        <text:list-item>
          <text:p text:style-name="P15"><text:span text:style-name="T16">Initiate<text:s/></text:span><text:span text:style-name="T17">Derby database</text:span></text:p>
        </text:list-item>
        <text:list-item>
          <text:p text:style-name="P18"><text:span text:style-name="T19">Configure<text:s/></text:span><text:span text:style-name="T20">hive-site.xml</text:span><text:span text:style-name="T21"><text:s/>file</text:span></text:p>
        </text:list-item>
      </text:list>
      <text:p text:style-name="P22"/>
      <text:p text:style-name="P23"><text:span text:style-name="T24">download and unzip Hive</text:span></text:p>
      <text:p text:style-name="P25"><text:span text:style-name="T26">=============================</text:span></text:p>
      <text:p text:style-name="PreformattedText"><text:span text:style-name="T27">wget https://downloads.apache.org/hive/hive-3.1.2/apache-hive-3.1.2-bin.tar.gz</text:span></text:p>
      <text:p text:style-name="PreformattedText"><text:span text:style-name="T28">tar xzf apache-hive-3.1.2-bin.tar.gz</text:span></text:p>
      <text:p text:style-name="P29"/>
      <text:p text:style-name="P30"><text:span text:style-name="T31">Edit<text:s/></text:span><text:span text:style-name="T32">.bashrc</text:span><text:span text:style-name="T33"><text:s/>file</text:span></text:p>
      <text:p text:style-name="P34"><text:span text:style-name="T35">========================</text:span></text:p>
      <text:p text:style-name="PreformattedText"><text:span text:style-name="T36">sudo nano .bashrc</text:span></text:p>
      <text:p text:style-name="PreformattedText"><text:span text:style-name="T37">export HIVE_HOME=<text:s/></text:span><text:span text:style-name="T38">/home/hdoop/apache-hive-3.1.2-bin</text:span></text:p>
      <text:p text:style-name="P39"/>
      <text:p text:style-name="PreformattedText"><text:span text:style-name="T40">export PATH=$PATH:$HIVE_HOME/bin</text:span></text:p>
      <text:p text:style-name="PreformattedText"><text:span text:style-name="T41">source ~/.bashrc</text:span></text:p>
      <text:p text:style-name="PreformattedText"><text:span text:style-name="T42">Edit<text:s/></text:span><text:span text:style-name="T43">hive-config.sh</text:span><text:span text:style-name="T44"><text:s/>file</text:span></text:p>
      <text:p text:style-name="PreformattedText"><text:span text:style-name="T45">====================================</text:span></text:p>
      <text:p text:style-name="PreformattedText"><text:span text:style-name="T46">sudo nano $HIVE_HOME/bin/hive-config.sh</text:span></text:p>
      <text:p text:style-name="PreformattedText"><text:span text:style-name="T47">export<text:s/></text:span><text:span text:style-name="T48">HADOOP_HOME=/home/hdoop/hadoop-3.</text:span><text:span text:style-name="T49">3</text:span><text:span text:style-name="T50">.</text:span><text:span text:style-name="T51">6</text:span></text:p>
      <text:p text:style-name="P52"><text:span text:style-name="T53">Create<text:s/></text:span><text:span text:style-name="T54">Hive directories</text:span><text:span text:style-name="T55"><text:s/>in HDFS</text:span></text:p>
      <text:p text:style-name="P56"><text:span text:style-name="T57">===================================</text:span></text:p>
      <text:p text:style-name="PreformattedText"><text:span text:style-name="T58">hdfs dfs -mkdir /tmp</text:span></text:p>
      <text:p text:style-name="PreformattedText"><text:span text:style-name="T59">hdfs dfs -chmod g+w /tmp</text:span></text:p>
      <text:p text:style-name="PreformattedText"><text:span text:style-name="T60">hdfs dfs -mkdir -p /user/hive/warehouse</text:span></text:p>
      <text:p text:style-name="PreformattedText"><text:span text:style-name="T61">hdfs dfs -chmod g+w /user/hive/warehouse</text:span></text:p>
      <text:p text:style-name="P62"/>
      <text:p text:style-name="P63">Fixing guava problem –<text:s/>Additional step</text:p>
      <text:p text:style-name="P64">=================</text:p>
      <text:p text:style-name="PreformattedText"><text:span text:style-name="T65">remove file <text:s/>/home/hadoop/apache-hive-3.1.3-bin/lib/hive-jdbc-3.1.3-standalone</text:span></text:p>
      <text:p text:style-name="PreformattedText"><text:span text:style-name="T66">rm $HIVE_HOME/lib/guava-19.0.jar</text:span></text:p>
      <text:p text:style-name="PreformattedText"><text:span text:style-name="T67">cp $HADOOP_HOME/share/hadoop/hdfs/lib/guava-27.0-jre.jar $HIVE_HOME/lib/</text:span></text:p>
      <text:p text:style-name="P68"/>
      <text:p text:style-name="PreformattedText"><text:span text:style-name="T69">Initialize Derby and hive</text:span></text:p>
      <text:p text:style-name="PreformattedText"><text:span text:style-name="T70">============================</text:span></text:p>
      <text:p text:style-name="PreformattedText"><text:span text:style-name="T71">hadoop@ubuntu:~/apache-hive-3.1.3-bin/bin$ schematool -initSchema -dbType derby</text:span><text:span text:style-name="T72">hive</text:span></text:p>
      <text:p text:style-name="P73"/>
      <text:p text:style-name="P74">Edit hive-site.xml</text:p>
      <text:p text:style-name="P75">===========</text:p>
      <text:p text:style-name="PreformattedText"><text:span text:style-name="T76">cd $HIVE_HOME/conf</text:span></text:p>
      <text:p text:style-name="PreformattedText"><text:span text:style-name="T77">cp hive-default.xml.template hive-site.xml</text:span></text:p>
      <text:p text:style-name="PreformattedText"><text:span text:style-name="T78">sudo nano hive-site.xml<text:s/></text:span></text:p>
      <text:p text:style-name="PreformattedText"><text:span text:style-name="T79">– change metastore</text:span><text:span text:style-name="T80"><text:s/></text:span><text:span text:style-name="T81">location to above created hdfs path(/user/hive/warehouse)</text:span></text:p>
      <text:p text:style-name="P82"/>
      <text:p text:style-name="P83">java -version</text:p>
      <text:p text:style-name="PreformattedText"><text:span text:style-name="T84">sudo apt-get install openjdk-8-jdk</text:span></text:p>
      <text:p text:style-name="P85">update-alternatives --config java</text:p>
      <text:p text:style-name="P86">sudo apt-get autoremove openjdk-8-jre</text:p>
      <text:p text:style-name="P87"/>
      <text:p text:style-name="P88">/home/hadoop/hadoop-3.3.6/etc/hadoop/hadoop-env.sh</text:p>
      <text:p text:style-name="P89"><text:span text:style-name="T90"> </text:span><text:span text:style-name="T91">export</text:span><text:span text:style-name="T92"><text:s/>JAVA_HOME=</text:span><text:span text:style-name="T93">/usr/lib/jvm/java-8-openjdk-amd64</text:span></text:p>
      <text:p text:style-name="P94"/>
      <text:p text:style-name="P95"><text:span text:style-name="T96">$mv metastore_db metastore_db.tmp</text:span></text:p>
      <text:p text:style-name="P97"/>
      <text:p text:style-name="P98">hadoop@ubuntu:~/apache-hive-3.1.3-bin/bin$ rm $HIVE_HOME/lib/guava-19.0.jar</text:p>
      <text:p text:style-name="P99">hadoop@ubuntu:~/apache-hive-3.1.3-bin/bin$ cp $HADOOP_HOME/share/hadoop/hdfs/lib/guava-27.0-jre.jar $HIVE_HOME/lib/</text:p>
      <text:p text:style-name="P100">cp: cannot stat '/share/hadoop/hdfs/lib/guava-27.0-jre.jar': No such file or directory</text:p>
      <text:p text:style-name="P101">hadoop@ubuntu:~/apache-hive-3.1.3-bin/bin$ cp /home/hadoop/hadoop-3.3.6/share/hadoop/hdfs/lib/guava-27.0-jre.jar <text:s/>$HIVE_HOME/lib/</text:p>
      <text:p text:style-name="P102">hadoop@ubuntu:~/apache-hive-3.1.3-bin/bin$<text:s/></text:p>
      <text:p text:style-name="P103"/>
      <text:p text:style-name="P104"/>
      <text:p text:style-name="P105">hadoop-3.3.6/sbin/start-dfs.sh<text:s/>&amp;<text:s/>hadoop-3.3.6/sbin/start-yarn.sh</text:p>
      <text:p text:style-name="P106"/>
      <text:p text:style-name="P107">hadoop-3.3.6/sbin/start-yarn.sh</text:p>
      <text:p text:style-name="P108"/>
      <text:p text:style-name="P109"><text:a xlink:href="mailto:hadoop@ubuntu:~/apache-hive-3.1.3-bin$" office:target-frame-name="_top" xlink:show="replace"><text:span text:style-name="T110">hadoop@ubuntu:~/apache-hive-3.1.3-bin$</text:span></text:a><text:span text:style-name="T111"><text:s text:c="2"/></text:span><text:span text:style-name="T112">mv metastore_db metastore_db.tmp</text:span></text:p>
      <text:p text:style-name="P113"><text:a xlink:href="mailto:hadoop@ubuntu:~/apache-hive-3.1.3-bin$" office:target-frame-name="_top" xlink:show="replace"><text:span text:style-name="T114">hadoop@ubuntu:~/apache-hive-3.1.3-bin$</text:span></text:a><text:span text:style-name="T115"><text:s text:c="2"/></text:span><text:span text:style-name="T116">schematool -initSchema -dbType derby;</text:span></text:p>
      <text:p text:style-name="P117">cd $HIVE_HOME<text:s/></text:p>
      <text:p text:style-name="P118">hive --service metastore</text:p>
      <text:p text:style-name="P119"><text:span text:style-name="T120">home/hadoop/</text:span><text:span text:style-name="T121">hadoop-3.3.6/bin/hdfs dfs/user/hive/warehouse</text:span></text:p>
      <text:p text:style-name="P122"><text:span text:style-name="T123">hadoop@ubuntu:~/hadoop-3.3.6/bin$ ./hdfs dfs -ls /user/hive/warehouse</text:span></text:p>
      <text:p text:style-name="P124">hive</text:p>
      <text:p text:style-name="P125"/>
      <text:p text:style-name="P126">hive&gt; create database MyEmp;</text:p>
      <text:p text:style-name="P127"><text:span text:style-name="T128">hive&gt; SELECT current</text:span><text:span text:style-name="T129">_database()</text:span><text:span text:style-name="T130">;</text:span></text:p>
      <text:p text:style-name="P131">hive&gt; use MyEmp;</text:p>
      <text:p text:style-name="P132">hive&gt; create table Emp<text:s/>(name string,<text:s/>salary<text:s/>int)<text:s/>row format delimited fields terminated BY ',';</text:p>
      <text:p text:style-name="P133">or</text:p>
      <text:p text:style-name="P134">hive&gt; create table Emp<text:s/>(name string,<text:s/>salary<text:s/>int)<text:s/>row format delimited fields terminated BY '\t' lines terminated BY '\n'<text:s/></text:p>
      <text:p text:style-name="P135">tblproperties("skip.header.line.count"="1");<text:s/></text:p>
      <text:p text:style-name="P136">or<text:s/></text:p>
      <text:p text:style-name="P137"><text:span text:style-name="T138">hive&gt; </text:span><text:span text:style-name="T139">ALTER TABLE Emp SET TBLPROPERTIES ("skip.header.line.count"="1");</text:span></text:p>
      <text:p text:style-name="P140"/>
      <text:p text:style-name="P141"><text:span text:style-name="T142">hive</text:span><text:span text:style-name="T143">&gt;</text:span><text:span text:style-name="T144"> describe </text:span><text:span text:style-name="T145">Emp;</text:span></text:p>
      <text:p text:style-name="P146">hive&gt; LOAD DATA LOCAL INPATH '/home/hadoop/test.csv'<text:s/>OVERWRITE INTO<text:s/>TABLE Emp;</text:p>
      <text:p text:style-name="P147">or<text:s/></text:p>
      <text:p text:style-name="P148">hive&gt; LOAD DATA LOCAL INPATH '/home/hive/data.csv' OVERWRITE INTO TABLE Emp<text:s/>PARTTION (salary&lt;5000);</text:p>
      <text:p text:style-name="P149">hive&gt; SET hive.cli.print.header=true;</text:p>
      <text:p text:style-name="P150"><text:span text:style-name="T151">hive</text:span><text:span text:style-name="T152">&gt;</text:span><text:span text:style-name="T153"> </text:span><text:span text:style-name="T154">select * from<text:s/></text:span><text:span text:style-name="T155">Emp</text:span><text:span text:style-name="T156">;</text:span></text:p>
      <text:p text:style-name="P157"/>
      <text:p text:style-name="P158">hive&gt; describe formatted Emp;</text:p>
      <text:p text:style-name="P159">hive&gt; Detailed Table Information;</text:p>
      <text:p text:style-name="P160"/>
      <text:p text:style-name="P161">hive&gt; TRUNCATE Table Emp;</text:p>
      <text:p text:style-name="P162"><text:span text:style-name="T163">hive</text:span><text:span text:style-name="T164">&gt;</text:span><text:span text:style-name="T165"> drop TABLE Emp</text:span><text:span text:style-name="T166">;</text:span></text:p>
      <text:p text:style-name="P167"/>
      <text:p text:style-name="P168"/>
      <text:p text:style-name="P169"><text:span text:style-name="T170"> </text:span></text:p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var(--ff-mono)" svg:font-family="var(--ff-mono)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lt" style:display-name="alt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g" style:display-name="tag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rayon-e" style:display-name="crayon-e" style:family="text" style:parent-style-name="DefaultParagraphFont"/>
    <style:style style:name="crayon-v" style:display-name="crayon-v" style:family="text" style:parent-style-name="DefaultParagraphFont"/>
    <style:style style:name="crayon-sy" style:display-name="crayon-sy" style:family="text" style:parent-style-name="DefaultParagraphFont"/>
    <style:style style:name="crayon-o" style:display-name="crayon-o" style:family="text" style:parent-style-name="DefaultParagraphFont"/>
    <style:style style:name="crayon-t" style:display-name="crayon-t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1875in" fo:margin-left="0.1875in" fo:margin-bottom="0.7875in" fo:margin-right="0.33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or</meta:initial-creator>
    <dc:creator>Administrator</dc:creator>
    <meta:creation-date>2023-07-11T04:57:00Z</meta:creation-date>
    <dc:date>2023-07-12T16:05:00Z</dc:date>
    <meta:template xlink:href="Normal.dotm" xlink:type="simple"/>
    <meta:editing-cycles>43</meta:editing-cycles>
    <meta:editing-duration>PT36540S</meta:editing-duration>
    <meta:document-statistic meta:page-count="1" meta:paragraph-count="6" meta:word-count="523" meta:character-count="3500" meta:row-count="24" meta:non-whitespace-character-count="2983"/>
  </office:meta>
</office:document-meta>
</file>